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7.5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Wk1(feb 20-26)</text:p>
          </table:table-cell>
          <table:table-cell office:value-type="float" office:value="1105.480952" calcext:value-type="float">
            <text:p>1105.480952</text:p>
          </table:table-cell>
        </table:table-row>
        <table:table-row table:style-name="ro1">
          <table:table-cell office:value-type="string" calcext:value-type="string">
            <text:p>Wk2(feb 27-4march)</text:p>
          </table:table-cell>
          <table:table-cell office:value-type="float" office:value="995.115873" calcext:value-type="float">
            <text:p>995.115873</text:p>
          </table:table-cell>
        </table:table-row>
        <table:table-row table:style-name="ro1">
          <table:table-cell office:value-type="string" calcext:value-type="string">
            <text:p>Wk3(march 5 - 11)</text:p>
          </table:table-cell>
          <table:table-cell office:value-type="float" office:value="1031.570635" calcext:value-type="float">
            <text:p>1031.570635</text:p>
          </table:table-cell>
        </table:table-row>
        <table:table-row table:style-name="ro1">
          <table:table-cell office:value-type="string" calcext:value-type="string">
            <text:p>Wk4(mar12-18)</text:p>
          </table:table-cell>
          <table:table-cell office:value-type="float" office:value="1004.163492" calcext:value-type="float">
            <text:p>1004.163492</text:p>
          </table:table-cell>
        </table:table-row>
        <table:table-row table:style-name="ro1">
          <table:table-cell office:value-type="string" calcext:value-type="string">
            <text:p>Wk5(mar19-25)</text:p>
          </table:table-cell>
          <table:table-cell office:value-type="float" office:value="1176.780952" calcext:value-type="float">
            <text:p>1176.780952</text:p>
          </table:table-cell>
        </table:table-row>
        <table:table-row table:style-name="ro1">
          <table:table-cell office:value-type="string" calcext:value-type="string">
            <text:p>Wk6(mar26-1april)</text:p>
          </table:table-cell>
          <table:table-cell office:value-type="float" office:value="1455.866667" calcext:value-type="float">
            <text:p>1455.866667</text:p>
          </table:table-cell>
        </table:table-row>
        <table:table-row table:style-name="ro1">
          <table:table-cell office:value-type="string" calcext:value-type="string">
            <text:p>wk7 (april 2-8)</text:p>
          </table:table-cell>
          <table:table-cell office:value-type="float" office:value="1282.635714" calcext:value-type="float">
            <text:p>1282.635714</text:p>
          </table:table-cell>
        </table:table-row>
        <table:table-row table:style-name="ro1">
          <table:table-cell office:value-type="string" calcext:value-type="string">
            <text:p>Wk8 (april 9-15)</text:p>
          </table:table-cell>
          <table:table-cell office:value-type="float" office:value="1388.738095" calcext:value-type="float">
            <text:p>1388.738095</text:p>
          </table:table-cell>
        </table:table-row>
        <table:table-row table:style-name="ro1">
          <table:table-cell office:value-type="string" calcext:value-type="string">
            <text:p>Wk9(apr 16-22)</text:p>
          </table:table-cell>
          <table:table-cell office:value-type="float" office:value="1332.438492" calcext:value-type="float">
            <text:p>1332.438492</text:p>
          </table:table-cell>
        </table:table-row>
        <table:table-row table:style-name="ro1">
          <table:table-cell office:value-type="string" calcext:value-type="string">
            <text:p>Wk10(apr 23-29)</text:p>
          </table:table-cell>
          <table:table-cell office:value-type="float" office:value="1342.660714" calcext:value-type="float">
            <text:p>1342.66071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7T11:33:45.727392312</meta:creation-date>
    <dc:date>2020-05-07T11:36:23.495174886</dc:date>
    <meta:editing-duration>PT2M40S</meta:editing-duration>
    <meta:editing-cycles>1</meta:editing-cycles>
    <meta:document-statistic meta:table-count="1" meta:cell-count="20" meta:object-count="0"/>
    <meta:generator>LibreOffice/6.0.7.3$Linux_X86_64 LibreOffice_project/00m0$Build-3</meta:generator>
  </office:meta>
</office:document-meta>
</file>